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6206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6808" calcext:value-type="float">
            <text:p>102.4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206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2384" calcext:value-type="float">
            <text:p>102.1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206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5416" calcext:value-type="float">
            <text:p>101.2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206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8488" calcext:value-type="float">
            <text:p>100.6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206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206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2872" calcext:value-type="float">
            <text:p>100.7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206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206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206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9136" calcext:value-type="float">
            <text:p>100.5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206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206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5272" calcext:value-type="float">
            <text:p>100.8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206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206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9912" calcext:value-type="float">
            <text:p>99.8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206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206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4368" calcext:value-type="float">
            <text:p>98.1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